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202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576" calcext:value-type="float">
            <text:p>87.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201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4488" calcext:value-type="float">
            <text:p>87.7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2015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076" calcext:value-type="float">
            <text:p>93.7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201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201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201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201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200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6072" calcext:value-type="float">
            <text:p>80.5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200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200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200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2005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200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200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7472" calcext:value-type="float">
            <text:p>80.3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200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200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9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9776" calcext:value-type="float">
            <text:p>82.7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9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96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95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7376" calcext:value-type="float">
            <text:p>78.8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9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9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8176" calcext:value-type="float">
            <text:p>77.6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9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9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8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2672" calcext:value-type="float">
            <text:p>76.2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88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0464" calcext:value-type="float">
            <text:p>75.34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8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8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8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84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8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8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9568" calcext:value-type="float">
            <text:p>75.02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8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2176" calcext:value-type="float">
            <text:p>75.32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8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5392" calcext:value-type="float">
            <text:p>75.14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8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7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7568" calcext:value-type="float">
            <text:p>74.26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78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8968" calcext:value-type="float">
            <text:p>74.03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7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7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1944" calcext:value-type="float">
            <text:p>71.94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7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2344" calcext:value-type="float">
            <text:p>71.33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7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7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7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7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2088" calcext:value-type="float">
            <text:p>68.52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7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6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6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6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812" calcext:value-type="float">
            <text:p>64.96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6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6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6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803</text:p>
          </table:table-cell>
          <table:table-cell office:value-type="string" calcext:value-type="string">
            <text:p>196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6" meta:object-count="0"/>
    <meta:user-defined meta:name="AppVersion">3.0</meta:user-defined>
  </office:meta>
</office:document-meta>
</file>